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Text_20_body">
      <style:text-properties fo:font-size="6pt" style:font-size-asian="6pt" style:font-size-complex="6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fo:background-color="transparen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3"><text:span text:style-name="T21">AT2327 Alarm Dosimeter</text:span><text:span text:style-name="T9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3"/>
      <text:p text:style-name="P12"><text:span text:style-name="T8">Type: </text:span><text:span text:style-name="T6">BDKG-204</text:span></text:p>
      <text:p text:style-name="P13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6">BDKG-204: ±20%</text:p>
      <text:p text:style-name="P14"/>
      <text:p text:style-name="P3">Operating conditions: </text:p>
      <text:p text:style-name="P36"><text:span text:style-name="T12">- Air temperature<text:tab/></text:span><text:span text:style-name="T22"><text:tab/><text:tab/><text:tab/><text:tab/>+</text:span><text:span text:style-name="T12">$temp</text:span><text:span text:style-name="T22"> °</text:span><text:span text:style-name="T12">C</text:span></text:p>
      <text:p text:style-name="P36"><text:span text:style-name="T12">- Atmospheric pressure<text:tab/></text:span><text:span text:style-name="T12"><text:tab/><text:tab/><text:tab/>98,5 kPa</text:span></text:p>
      <text:p text:style-name="P36"><text:span text:style-name="T12">- Relative humidity<text:tab/><text:tab/></text:span><text:span text:style-name="T12"><text:tab/><text:tab/>$vlag %</text:span></text:p>
      <text:p text:style-name="P37">- Gamma radiation background<text:tab/><text:tab/><text:tab/>$bground <text:s/>nSv/h</text:p>
      <text:p text:style-name="Standard"><text:span text:style-name="Знак_20_примечания"/></text:p>
      <text:p text:style-name="P22">Calibration means:</text:p>
      <text:p text:style-name="P39">- $eng_facility_110;</text:p>
      <text:p text:style-name="P38">- $eng_facility_130;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0">BDKG-204 (</text:span><text:span text:style-name="T13">γ</text:span><text:span text:style-name="T10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9">Dose rate at check point <text:span text:style-name="T15">Ḣ</text:span><text:span text:style-name="T18">oi</text:span><text:span text:style-name="T23">(10)</text:span></text:p>
          </table:table-cell>
          <table:table-cell table:style-name="t1.B2" table:number-rows-spanned="3" office:value-type="string">
            <text:p text:style-name="P33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5">Relative gamma radiation dose rate measure-ment</text:span> error</text:p>
            <text:p text:style-name="P34"><text:span text:style-name="T15">θ</text:span><text:span text:style-name="T19">пр</text:span><text:span text:style-name="T18">i</text:span>, %</text:p>
          </table:table-cell>
          <table:table-cell table:style-name="t1.B2" table:number-rows-spanned="3" office:value-type="string">
            <text:p text:style-name="P32">Confidence limit of the intrinsic <text:s/>relative error <text:span text:style-name="T26">Δ</text:span><text:span text:style-name="T18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5">H</text:span><text:span text:style-name="T16">1</text:span></text:p>
          </table:table-cell>
          <table:table-cell table:style-name="t1.D3" office:value-type="string">
            <text:p text:style-name="P27"><text:span text:style-name="T11">H</text:span><text:span text:style-name="T16">2</text:span></text:p>
          </table:table-cell>
          <table:table-cell table:style-name="t1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0">0,07</text:span> <text:span text:style-name="T27">µ</text:span>Sv/h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.A5" office:value-type="string">
            <text:p text:style-name="P10">0,7 <text:span text:style-name="T27">µ</text:span>Sv/h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10">7 <text:span text:style-name="T27">µ</text:span>Sv/h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10">70 <text:span text:style-name="T27">µ</text:span>Sv/h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.</text:p>
          </table:table-cell>
          <table:table-cell table:style-name="t1.B5" office:value-type="string">
            <text:p text:style-name="P11">$1-46.</text:p>
          </table:table-cell>
          <table:table-cell table:style-name="t1.B5" office:value-type="string">
            <text:p text:style-name="P11">$1-56.</text:p>
          </table:table-cell>
          <table:table-cell table:style-name="t1.B5" office:value-type="string">
            <text:p text:style-name="P11">$1-66.</text:p>
          </table:table-cell>
          <table:table-cell table:style-name="t1.B5" office:value-type="string">
            <text:p text:style-name="P11">$1-76.</text:p>
          </table:table-cell>
          <table:table-cell table:style-name="t1.B5" office:value-type="string">
            <text:p text:style-name="P11">$1-86.</text:p>
          </table:table-cell>
          <table:table-cell table:style-name="t1.B5" office:value-type="string">
            <text:p text:style-name="P11">$1-06.</text:p>
          </table:table-cell>
          <table:table-cell table:style-name="t1.B5" office:value-type="string">
            <text:p text:style-name="P11">$1-16.</text:p>
          </table:table-cell>
          <table:table-cell table:style-name="t1.B5" office:value-type="string">
            <text:p text:style-name="P11">$1-26.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0">0,7</text:span> Sv/h</text:p>
          </table:table-cell>
          <table:table-cell table:style-name="t1.B5" office:value-type="string">
            <text:p text:style-name="P11">$1-37.</text:p>
          </table:table-cell>
          <table:table-cell table:style-name="t1.B5" office:value-type="string">
            <text:p text:style-name="P11">$1-47.</text:p>
          </table:table-cell>
          <table:table-cell table:style-name="t1.B5" office:value-type="string">
            <text:p text:style-name="P11">$1-57.</text:p>
          </table:table-cell>
          <table:table-cell table:style-name="t1.B5" office:value-type="string">
            <text:p text:style-name="P11">$1-67.</text:p>
          </table:table-cell>
          <table:table-cell table:style-name="t1.B5" office:value-type="string">
            <text:p text:style-name="P11">$1-77.</text:p>
          </table:table-cell>
          <table:table-cell table:style-name="t1.B5" office:value-type="string">
            <text:p text:style-name="P11">$1-87.</text:p>
          </table:table-cell>
          <table:table-cell table:style-name="t1.B5" office:value-type="string">
            <text:p text:style-name="P11">$1-07.</text:p>
          </table:table-cell>
          <table:table-cell table:style-name="t1.B5" office:value-type="string">
            <text:p text:style-name="P11">$1-17.</text:p>
          </table:table-cell>
          <table:table-cell table:style-name="t1.B5" office:value-type="string">
            <text:p text:style-name="P11">$1-27.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8.</text:p>
          </table:table-cell>
          <table:table-cell table:style-name="t1.B13" office:value-type="string">
            <text:p text:style-name="P11">$1-48.</text:p>
          </table:table-cell>
          <table:table-cell table:style-name="t1.B13" office:value-type="string">
            <text:p text:style-name="P11">$1-58.</text:p>
          </table:table-cell>
          <table:table-cell table:style-name="t1.B13" office:value-type="string">
            <text:p text:style-name="P11">$1-68.</text:p>
          </table:table-cell>
          <table:table-cell table:style-name="t1.B13" office:value-type="string">
            <text:p text:style-name="P11">$1-78.</text:p>
          </table:table-cell>
          <table:table-cell table:style-name="t1.B13" office:value-type="string">
            <text:p text:style-name="P11">$1-88.</text:p>
          </table:table-cell>
          <table:table-cell table:style-name="t1.B13" office:value-type="string">
            <text:p text:style-name="P11">$1-08.</text:p>
          </table:table-cell>
          <table:table-cell table:style-name="t1.B13" office:value-type="string">
            <text:p text:style-name="P11">$1-18.</text:p>
          </table:table-cell>
          <table:table-cell table:style-name="t1.B13" office:value-type="string">
            <text:p text:style-name="P11">$1-28.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409in" fo:margin-bottom="0.12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083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21:44.41</dc:date>
    <meta:print-date>2019-04-03T15:18:00</meta:print-date>
    <meta:editing-cycles>146</meta:editing-cycles>
    <meta:editing-duration>PT10H43M30S</meta:editing-duration>
    <meta:generator>OpenOffice/4.1.6$Win32 OpenOffice.org_project/416m1$Build-9790</meta:generator>
    <meta:document-statistic meta:table-count="2" meta:image-count="1" meta:object-count="0" meta:page-count="1" meta:paragraph-count="136" meta:word-count="233" meta:character-count="1565"/>
  </office:meta>
</office:document-meta>
</file>